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SWOW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ode_cell_avg</text:p>
          </table:table-cell>
          <table:table-cell office:value-type="string" calcext:value-type="string">
            <text:p>md_count</text:p>
          </table:table-cell>
          <table:table-cell office:value-type="string" calcext:value-type="string">
            <text:p>code_cell_count</text:p>
          </table:table-cell>
        </table:table-row>
        <table:table-row table:style-name="ro1">
          <table:table-cell office:value-type="string" calcext:value-type="string">
            <text:p>nb_10874.ipynb</text:p>
          </table:table-cell>
          <table:table-cell office:value-type="float" office:value="25.375" calcext:value-type="float">
            <text:p>25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08860.ipynb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0895.ipynb</text:p>
          </table:table-cell>
          <table:table-cell office:value-type="float" office:value="12.75" calcext:value-type="float">
            <text:p>12.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1007.ipynb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11547.ipynb</text:p>
          </table:table-cell>
          <table:table-cell office:value-type="float" office:value="4.48387096774194" calcext:value-type="float">
            <text:p>4.4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111963.ipynb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b_113983.ipynb</text:p>
          </table:table-cell>
          <table:table-cell office:value-type="float" office:value="13.75" calcext:value-type="float">
            <text:p>13.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143.ipynb</text:p>
          </table:table-cell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1625.ipynb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1694.ipyn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2014.ipynb</text:p>
          </table:table-cell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20555.ipyn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2133.ipynb</text:p>
          </table:table-cell>
          <table:table-cell office:value-type="float" office:value="5.59090909090909" calcext:value-type="float">
            <text:p>5.5909090909090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b_12385.ipynb</text:p>
          </table:table-cell>
          <table:table-cell office:value-type="float" office:value="1.52380952380952" calcext:value-type="float">
            <text:p>1.523809523809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23955.ipynb</text:p>
          </table:table-cell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2570.ipynb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12667.ipynb</text:p>
          </table:table-cell>
          <table:table-cell office:value-type="float" office:value="5.875" calcext:value-type="float">
            <text:p>5.87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126757.ipynb</text:p>
          </table:table-cell>
          <table:table-cell office:value-type="float" office:value="4.89285714285714" calcext:value-type="float">
            <text:p>4.8928571428571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12694.ipynb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2838.ipynb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2952.ipynb</text:p>
          </table:table-cell>
          <table:table-cell office:value-type="float" office:value="9.5625" calcext:value-type="float">
            <text:p>9.56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13052.ipynb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13064.ipynb</text:p>
          </table:table-cell>
          <table:table-cell office:value-type="float" office:value="7.76923076923077" calcext:value-type="float">
            <text:p>7.7692307692307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13194.ipynb</text:p>
          </table:table-cell>
          <table:table-cell office:value-type="float" office:value="12.0769230769231" calcext:value-type="float">
            <text:p>12.076923076923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132144.ipynb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3273.ipynb</text:p>
          </table:table-cell>
          <table:table-cell office:value-type="float" office:value="4.18897637795276" calcext:value-type="float">
            <text:p>4.18897637795276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b_13314.ipynb</text:p>
          </table:table-cell>
          <table:table-cell office:value-type="float" office:value="6.77777777777778" calcext:value-type="float">
            <text:p>6.777777777777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3358.ipynb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3533.ipynb</text:p>
          </table:table-cell>
          <table:table-cell office:value-type="float" office:value="7.05" calcext:value-type="float">
            <text:p>7.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35909.ipynb</text:p>
          </table:table-cell>
          <table:table-cell office:value-type="float" office:value="4.625" calcext:value-type="float">
            <text:p>4.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3593.ipynb</text:p>
          </table:table-cell>
          <table:table-cell office:value-type="float" office:value="7.21428571428571" calcext:value-type="float">
            <text:p>7.2142857142857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3629.ipynb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3701.ipynb</text:p>
          </table:table-cell>
          <table:table-cell office:value-type="float" office:value="11.6666666666667" calcext:value-type="float">
            <text:p>11.666666666666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3810.ipynb</text:p>
          </table:table-cell>
          <table:table-cell office:value-type="float" office:value="4.46153846153846" calcext:value-type="float">
            <text:p>4.4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3973.ipynb</text:p>
          </table:table-cell>
          <table:table-cell office:value-type="float" office:value="1.41935483870968" calcext:value-type="float">
            <text:p>1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141123.ipynb</text:p>
          </table:table-cell>
          <table:table-cell office:value-type="float" office:value="2.0952380952381" calcext:value-type="float">
            <text:p>2.095238095238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4135.ipynb</text:p>
          </table:table-cell>
          <table:table-cell office:value-type="float" office:value="7.30769230769231" calcext:value-type="float">
            <text:p>7.307692307692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41463.ipynb</text:p>
          </table:table-cell>
          <table:table-cell office:value-type="float" office:value="2.05" calcext:value-type="float">
            <text:p>2.0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143782.ipynb</text:p>
          </table:table-cell>
          <table:table-cell office:value-type="float" office:value="20.7142857142857" calcext:value-type="float">
            <text:p>20.714285714285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4569.ipynb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46413.ipynb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14798.ipynb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4943.ipynb</text:p>
          </table:table-cell>
          <table:table-cell office:value-type="float" office:value="1.90322580645161" calcext:value-type="float">
            <text:p>1.9032258064516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b_15044.ipynb</text:p>
          </table:table-cell>
          <table:table-cell office:value-type="float" office:value="11.6153846153846" calcext:value-type="float">
            <text:p>11.615384615384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5064.ipynb</text:p>
          </table:table-cell>
          <table:table-cell office:value-type="float" office:value="15.1" calcext:value-type="float">
            <text:p>15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51660.ipynb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b_15184.ipynb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54646.ipynb</text:p>
          </table:table-cell>
          <table:table-cell office:value-type="float" office:value="2.75" calcext:value-type="float">
            <text:p>2.7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5605.ipynb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15606.ipynb</text:p>
          </table:table-cell>
          <table:table-cell office:value-type="float" office:value="2.95652173913043" calcext:value-type="float">
            <text:p>2.9565217391304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15631.ipynb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6033.ipynb</text:p>
          </table:table-cell>
          <table:table-cell office:value-type="float" office:value="16.4285714285714" calcext:value-type="float">
            <text:p>16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61139.ipynb</text:p>
          </table:table-cell>
          <table:table-cell office:value-type="float" office:value="9.42857142857143" calcext:value-type="float">
            <text:p>9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161488.ipynb</text:p>
          </table:table-cell>
          <table:table-cell office:value-type="float" office:value="7.88888888888889" calcext:value-type="float">
            <text:p>7.8888888888888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162121.ipynb</text:p>
          </table:table-cell>
          <table:table-cell office:value-type="float" office:value="3.61538461538462" calcext:value-type="float">
            <text:p>3.6153846153846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6246.ipynb</text:p>
          </table:table-cell>
          <table:table-cell office:value-type="float" office:value="11.1147540983607" calcext:value-type="float">
            <text:p>11.1147540983607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b_16302.ipynb</text:p>
          </table:table-cell>
          <table:table-cell office:value-type="float" office:value="9.1875" calcext:value-type="float">
            <text:p>9.1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6456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165004.ipynb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65310.ipynb</text:p>
          </table:table-cell>
          <table:table-cell office:value-type="float" office:value="12.7058823529412" calcext:value-type="float">
            <text:p>12.70588235294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165782.ipynb</text:p>
          </table:table-cell>
          <table:table-cell office:value-type="float" office:value="1.3013698630137" calcext:value-type="float">
            <text:p>1.301369863013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b_168049.ipyn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7025.ipynb</text:p>
          </table:table-cell>
          <table:table-cell office:value-type="float" office:value="6.47058823529412" calcext:value-type="float">
            <text:p>6.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17097.ipynb</text:p>
          </table:table-cell>
          <table:table-cell office:value-type="float" office:value="4.21428571428571" calcext:value-type="float">
            <text:p>4.2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71338.ipynb</text:p>
          </table:table-cell>
          <table:table-cell office:value-type="float" office:value="5.88888888888889" calcext:value-type="float">
            <text:p>5.8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72338.ipynb</text:p>
          </table:table-cell>
          <table:table-cell office:value-type="float" office:value="7.86666666666667" calcext:value-type="float">
            <text:p>7.8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335.ipynb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4644.ipynb</text:p>
          </table:table-cell>
          <table:table-cell office:value-type="float" office:value="4.84848484848485" calcext:value-type="float">
            <text:p>4.8484848484848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17621.ipynb</text:p>
          </table:table-cell>
          <table:table-cell office:value-type="float" office:value="7.27272727272727" calcext:value-type="float">
            <text:p>7.272727272727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176775.ipynb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17971.ipynb</text:p>
          </table:table-cell>
          <table:table-cell office:value-type="float" office:value="32.5" calcext:value-type="float">
            <text:p>32.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1808.ipyn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181714.ipynb</text:p>
          </table:table-cell>
          <table:table-cell office:value-type="float" office:value="13.1818181818182" calcext:value-type="float">
            <text:p>13.181818181818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18192.ipynb</text:p>
          </table:table-cell>
          <table:table-cell office:value-type="float" office:value="19.5555555555556" calcext:value-type="float">
            <text:p>19.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8303.ipynb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18312.ipynb</text:p>
          </table:table-cell>
          <table:table-cell office:value-type="float" office:value="2.33720930232558" calcext:value-type="float">
            <text:p>2.33720930232558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b_1834.ipynb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18427.ipynb</text:p>
          </table:table-cell>
          <table:table-cell office:value-type="float" office:value="14.9375" calcext:value-type="float">
            <text:p>14.937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187060.ipynb</text:p>
          </table:table-cell>
          <table:table-cell office:value-type="float" office:value="20.2" calcext:value-type="float">
            <text:p>20.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18744.ipynb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18755.ipynb</text:p>
          </table:table-cell>
          <table:table-cell office:value-type="float" office:value="2.35" calcext:value-type="float">
            <text:p>2.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b_188796.ipynb</text:p>
          </table:table-cell>
          <table:table-cell office:value-type="float" office:value="3.96875" calcext:value-type="float">
            <text:p>3.9687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b_19102.ipynb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191327.ipynb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19338.ipynb</text:p>
          </table:table-cell>
          <table:table-cell office:value-type="float" office:value="6.69230769230769" calcext:value-type="float">
            <text:p>6.6923076923076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95130.ipynb</text:p>
          </table:table-cell>
          <table:table-cell office:value-type="float" office:value="24.6153846153846" calcext:value-type="float">
            <text:p>24.615384615384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1952.ipynb</text:p>
          </table:table-cell>
          <table:table-cell office:value-type="float" office:value="3.44067796610169" calcext:value-type="float">
            <text:p>3.4406779661016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b_197884.ipynb</text:p>
          </table:table-cell>
          <table:table-cell office:value-type="float" office:value="9.11111111111111" calcext:value-type="float">
            <text:p>9.111111111111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19923.ipynb</text:p>
          </table:table-cell>
          <table:table-cell office:value-type="float" office:value="38.9090909090909" calcext:value-type="float">
            <text:p>38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004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20110.ipynb</text:p>
          </table:table-cell>
          <table:table-cell office:value-type="float" office:value="3.15384615384615" calcext:value-type="float">
            <text:p>3.153846153846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20187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21762.ipynb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21795.ipynb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b_21923.ipynb</text:p>
          </table:table-cell>
          <table:table-cell office:value-type="float" office:value="12.1111111111111" calcext:value-type="float">
            <text:p>12.1111111111111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22183.ipynb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b_22193.ipynb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22201.ipynb</text:p>
          </table:table-cell>
          <table:table-cell office:value-type="float" office:value="1.83870967741935" calcext:value-type="float">
            <text:p>1.8387096774193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22577.ipynb</text:p>
          </table:table-cell>
          <table:table-cell office:value-type="float" office:value="4.80357142857143" calcext:value-type="float">
            <text:p>4.80357142857143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b_22881.ipynb</text:p>
          </table:table-cell>
          <table:table-cell office:value-type="float" office:value="6.67857142857143" calcext:value-type="float">
            <text:p>6.6785714285714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2925.ipynb</text:p>
          </table:table-cell>
          <table:table-cell office:value-type="float" office:value="22.9259259259259" calcext:value-type="float">
            <text:p>22.925925925925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23155.ipynb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2319.ipyn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23353.ipynb</text:p>
          </table:table-cell>
          <table:table-cell office:value-type="float" office:value="3.9047619047619" calcext:value-type="float">
            <text:p>3.90476190476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23427.ipynb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2400.ipynb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24205.ipynb</text:p>
          </table:table-cell>
          <table:table-cell office:value-type="float" office:value="7.875" calcext:value-type="float">
            <text:p>7.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24255.ipynb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24261.ipynb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24325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4417.ipynb</text:p>
          </table:table-cell>
          <table:table-cell office:value-type="float" office:value="19.1818181818182" calcext:value-type="float">
            <text:p>19.18181818181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4597.ipynb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24663.ipynb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25007.ipynb</text:p>
          </table:table-cell>
          <table:table-cell office:value-type="float" office:value="6.85714285714286" calcext:value-type="float">
            <text:p>6.8571428571428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25187.ipynb</text:p>
          </table:table-cell>
          <table:table-cell office:value-type="float" office:value="51.6666666666667" calcext:value-type="float">
            <text:p>5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25726.ipynb</text:p>
          </table:table-cell>
          <table:table-cell office:value-type="float" office:value="14.2391304347826" calcext:value-type="float">
            <text:p>14.239130434782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b_25960.ipynb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5993.ipynb</text:p>
          </table:table-cell>
          <table:table-cell office:value-type="float" office:value="26.2758620689655" calcext:value-type="float">
            <text:p>26.275862068965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26172.ipynb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26661.ipynb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26886.ipynb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7443.ipynb</text:p>
          </table:table-cell>
          <table:table-cell office:value-type="float" office:value="4.11111111111111" calcext:value-type="float">
            <text:p>4.111111111111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27868.ipynb</text:p>
          </table:table-cell>
          <table:table-cell office:value-type="float" office:value="13.25" calcext:value-type="float">
            <text:p>13.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27915.ipynb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b_28545.ipynb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8677.ipynb</text:p>
          </table:table-cell>
          <table:table-cell office:value-type="float" office:value="24.8928571428571" calcext:value-type="float">
            <text:p>24.892857142857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28795.ipynb</text:p>
          </table:table-cell>
          <table:table-cell office:value-type="float" office:value="2.92857142857143" calcext:value-type="float">
            <text:p>2.9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28919.ipynb</text:p>
          </table:table-cell>
          <table:table-cell office:value-type="float" office:value="12.7272727272727" calcext:value-type="float">
            <text:p>12.727272727272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29068.ipynb</text:p>
          </table:table-cell>
          <table:table-cell office:value-type="float" office:value="8.42857142857143" calcext:value-type="float">
            <text:p>8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29312.ipynb</text:p>
          </table:table-cell>
          <table:table-cell office:value-type="float" office:value="7.45454545454545" calcext:value-type="float">
            <text:p>7.454545454545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29627.ipynb</text:p>
          </table:table-cell>
          <table:table-cell office:value-type="float" office:value="22.6" calcext:value-type="float">
            <text:p>22.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3021.ipynb</text:p>
          </table:table-cell>
          <table:table-cell office:value-type="float" office:value="20.375" calcext:value-type="float">
            <text:p>20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30605.ipynb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30647.ipyn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30808.ipynb</text:p>
          </table:table-cell>
          <table:table-cell office:value-type="float" office:value="7.57894736842105" calcext:value-type="float">
            <text:p>7.5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31061.ipynb</text:p>
          </table:table-cell>
          <table:table-cell office:value-type="float" office:value="11.7272727272727" calcext:value-type="float">
            <text:p>11.727272727272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b_31109.ipynb</text:p>
          </table:table-cell>
          <table:table-cell office:value-type="float" office:value="6.375" calcext:value-type="float">
            <text:p>6.37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33105.ipynb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b_33257.ipynb</text:p>
          </table:table-cell>
          <table:table-cell office:value-type="float" office:value="8.77777777777778" calcext:value-type="float">
            <text:p>8.7777777777777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33408.ipynb</text:p>
          </table:table-cell>
          <table:table-cell office:value-type="float" office:value="57.6666666666667" calcext:value-type="float">
            <text:p>57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3408.ipynb</text:p>
          </table:table-cell>
          <table:table-cell office:value-type="float" office:value="2.88888888888889" calcext:value-type="float">
            <text:p>2.8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34182.ipynb</text:p>
          </table:table-cell>
          <table:table-cell office:value-type="float" office:value="9.03225806451613" calcext:value-type="float">
            <text:p>9.032258064516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34406.ipynb</text:p>
          </table:table-cell>
          <table:table-cell office:value-type="float" office:value="34.5714285714286" calcext:value-type="float">
            <text:p>34.57142857142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3521.ipynb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b_35916.ipynb</text:p>
          </table:table-cell>
          <table:table-cell office:value-type="float" office:value="15.6666666666667" calcext:value-type="float">
            <text:p>15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35982.ipynb</text:p>
          </table:table-cell>
          <table:table-cell office:value-type="float" office:value="2.82758620689655" calcext:value-type="float">
            <text:p>2.8275862068965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36749.ipynb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37151.ipynb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38166.ipynb</text:p>
          </table:table-cell>
          <table:table-cell office:value-type="float" office:value="4.72727272727273" calcext:value-type="float">
            <text:p>4.7272727272727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38174.ipynb</text:p>
          </table:table-cell>
          <table:table-cell office:value-type="float" office:value="2.35135135135135" calcext:value-type="float">
            <text:p>2.3513513513513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b_39226.ipynb</text:p>
          </table:table-cell>
          <table:table-cell office:value-type="float" office:value="1.34615384615385" calcext:value-type="float">
            <text:p>1.3461538461538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39261.ipynb</text:p>
          </table:table-cell>
          <table:table-cell office:value-type="float" office:value="11.8888888888889" calcext:value-type="float">
            <text:p>11.88888888888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40043.ipynb</text:p>
          </table:table-cell>
          <table:table-cell office:value-type="float" office:value="5.70588235294118" calcext:value-type="float">
            <text:p>5.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40451.ipynb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40455.ipynb</text:p>
          </table:table-cell>
          <table:table-cell office:value-type="float" office:value="2.84615384615385" calcext:value-type="float">
            <text:p>2.8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41045.ipynb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1271.ipynb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41292.ipynb</text:p>
          </table:table-cell>
          <table:table-cell office:value-type="float" office:value="7.05882352941176" calcext:value-type="float">
            <text:p>7.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41378.ipynb</text:p>
          </table:table-cell>
          <table:table-cell office:value-type="float" office:value="49.5555555555556" calcext:value-type="float">
            <text:p>49.555555555555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1732.ipynb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2820.ipynb</text:p>
          </table:table-cell>
          <table:table-cell office:value-type="float" office:value="1.80645161290323" calcext:value-type="float">
            <text:p>1.806451612903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42977.ipynb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b_42983.ipynb</text:p>
          </table:table-cell>
          <table:table-cell office:value-type="float" office:value="9.875" calcext:value-type="float">
            <text:p>9.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43216.ipynb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43484.ipynb</text:p>
          </table:table-cell>
          <table:table-cell office:value-type="float" office:value="23.625" calcext:value-type="float">
            <text:p>23.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44024.ipynb</text:p>
          </table:table-cell>
          <table:table-cell office:value-type="float" office:value="15.8333333333333" calcext:value-type="float">
            <text:p>15.8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44070.ipynb</text:p>
          </table:table-cell>
          <table:table-cell office:value-type="float" office:value="2.60714285714286" calcext:value-type="float">
            <text:p>2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44143.ipynb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44182.ipynb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44198.ipynb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4480.ipynb</text:p>
          </table:table-cell>
          <table:table-cell office:value-type="float" office:value="3.62962962962963" calcext:value-type="float">
            <text:p>3.629629629629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44589.ipynb</text:p>
          </table:table-cell>
          <table:table-cell office:value-type="float" office:value="3.44444444444444" calcext:value-type="float">
            <text:p>3.444444444444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4469.ipynb</text:p>
          </table:table-cell>
          <table:table-cell office:value-type="float" office:value="18.6666666666667" calcext:value-type="float">
            <text:p>18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44698.ipynb</text:p>
          </table:table-cell>
          <table:table-cell office:value-type="float" office:value="3.37837837837838" calcext:value-type="float">
            <text:p>3.378378378378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b_45121.ipynb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4571.ipynb</text:p>
          </table:table-cell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45722.ipynb</text:p>
          </table:table-cell>
          <table:table-cell office:value-type="float" office:value="2.95833333333333" calcext:value-type="float">
            <text:p>2.958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46102.ipynb</text:p>
          </table:table-cell>
          <table:table-cell office:value-type="float" office:value="2.73684210526316" calcext:value-type="float">
            <text:p>2.736842105263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46739.ipynb</text:p>
          </table:table-cell>
          <table:table-cell office:value-type="float" office:value="3.9375" calcext:value-type="float">
            <text:p>3.93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46833.ipynb</text:p>
          </table:table-cell>
          <table:table-cell office:value-type="float" office:value="6.90476190476191" calcext:value-type="float">
            <text:p>6.9047619047619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46835.ipynb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46881.ipynb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47978.ipynb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47990.ipynb</text:p>
          </table:table-cell>
          <table:table-cell office:value-type="float" office:value="3.83870967741935" calcext:value-type="float">
            <text:p>3.8387096774193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48207.ipynb</text:p>
          </table:table-cell>
          <table:table-cell office:value-type="float" office:value="6.46551724137931" calcext:value-type="float">
            <text:p>6.4655172413793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b_48439.ipynb</text:p>
          </table:table-cell>
          <table:table-cell office:value-type="float" office:value="3.59183673469388" calcext:value-type="float">
            <text:p>3.5918367346938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b_48517.ipynb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48766.ipynb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48827.ipynb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48860.ipynb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48889.ipynb</text:p>
          </table:table-cell>
          <table:table-cell office:value-type="float" office:value="3.17391304347826" calcext:value-type="float">
            <text:p>3.173913043478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49377.ipynb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49420.ipynb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b_50091.ipynb</text:p>
          </table:table-cell>
          <table:table-cell office:value-type="float" office:value="5.1875" calcext:value-type="float">
            <text:p>5.18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50130.ipynb</text:p>
          </table:table-cell>
          <table:table-cell office:value-type="float" office:value="18.3684210526316" calcext:value-type="float">
            <text:p>18.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50168.ipynb</text:p>
          </table:table-cell>
          <table:table-cell office:value-type="float" office:value="23.8333333333333" calcext:value-type="float">
            <text:p>23.83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50261.ipynb</text:p>
          </table:table-cell>
          <table:table-cell office:value-type="float" office:value="12.8666666666667" calcext:value-type="float">
            <text:p>12.8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0263.ipynb</text:p>
          </table:table-cell>
          <table:table-cell office:value-type="float" office:value="30.3333333333333" calcext:value-type="float">
            <text:p>30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50272.ipynb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5040.ipynb</text:p>
          </table:table-cell>
          <table:table-cell office:value-type="float" office:value="12.3333333333333" calcext:value-type="float">
            <text:p>12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50450.ipynb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b_50483.ipynb</text:p>
          </table:table-cell>
          <table:table-cell office:value-type="float" office:value="11.2142857142857" calcext:value-type="float">
            <text:p>11.214285714285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50609.ipynb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51356.ipynb</text:p>
          </table:table-cell>
          <table:table-cell office:value-type="float" office:value="5.81818181818182" calcext:value-type="float">
            <text:p>5.818181818181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51466.ipynb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51470.ipynb</text:p>
          </table:table-cell>
          <table:table-cell office:value-type="float" office:value="13.9090909090909" calcext:value-type="float">
            <text:p>13.909090909090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5274.ipynb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52819.ipynb</text:p>
          </table:table-cell>
          <table:table-cell office:value-type="float" office:value="7.68965517241379" calcext:value-type="float">
            <text:p>7.6896551724137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53316.ipynb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53435.ipynb</text:p>
          </table:table-cell>
          <table:table-cell office:value-type="float" office:value="9.61538461538462" calcext:value-type="float">
            <text:p>9.6153846153846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3543.ipynb</text:p>
          </table:table-cell>
          <table:table-cell office:value-type="float" office:value="4.67857142857143" calcext:value-type="float">
            <text:p>4.6785714285714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53968.ipynb</text:p>
          </table:table-cell>
          <table:table-cell office:value-type="float" office:value="9.9375" calcext:value-type="float">
            <text:p>9.93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54009.ipynb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4112.ipynb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433.ipynb</text:p>
          </table:table-cell>
          <table:table-cell office:value-type="float" office:value="11.1666666666667" calcext:value-type="float">
            <text:p>11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54623.ipynb</text:p>
          </table:table-cell>
          <table:table-cell office:value-type="float" office:value="21.6315789473684" calcext:value-type="float">
            <text:p>21.631578947368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54880.ipynb</text:p>
          </table:table-cell>
          <table:table-cell office:value-type="float" office:value="2.13888888888889" calcext:value-type="float">
            <text:p>2.1388888888888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54957.ipynb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54981.ipynb</text:p>
          </table:table-cell>
          <table:table-cell office:value-type="float" office:value="8.53846153846154" calcext:value-type="float">
            <text:p>8.5384615384615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55413.ipynb</text:p>
          </table:table-cell>
          <table:table-cell office:value-type="float" office:value="2.375" calcext:value-type="float">
            <text:p>2.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55599.ipynb</text:p>
          </table:table-cell>
          <table:table-cell office:value-type="float" office:value="5.06666666666667" calcext:value-type="float">
            <text:p>5.0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5783.ipynb</text:p>
          </table:table-cell>
          <table:table-cell office:value-type="float" office:value="2.39024390243902" calcext:value-type="float">
            <text:p>2.3902439024390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b_55877.ipynb</text:p>
          </table:table-cell>
          <table:table-cell office:value-type="float" office:value="2.38888888888889" calcext:value-type="float">
            <text:p>2.3888888888888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b_55900.ipynb</text:p>
          </table:table-cell>
          <table:table-cell office:value-type="float" office:value="24.0555555555556" calcext:value-type="float">
            <text:p>24.055555555555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55927.ipynb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56069.ipynb</text:p>
          </table:table-cell>
          <table:table-cell office:value-type="float" office:value="1.37931034482759" calcext:value-type="float">
            <text:p>1.3793103448275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b_56968.ipynb</text:p>
          </table:table-cell>
          <table:table-cell office:value-type="float" office:value="2.21428571428571" calcext:value-type="float">
            <text:p>2.2142857142857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57109.ipynb</text:p>
          </table:table-cell>
          <table:table-cell office:value-type="float" office:value="3.60869565217391" calcext:value-type="float">
            <text:p>3.6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57114.ipynb</text:p>
          </table:table-cell>
          <table:table-cell office:value-type="float" office:value="3.77049180327869" calcext:value-type="float">
            <text:p>3.77049180327869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b_57407.ipynb</text:p>
          </table:table-cell>
          <table:table-cell office:value-type="float" office:value="31.2857142857143" calcext:value-type="float">
            <text:p>31.28571428571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57499.ipynb</text:p>
          </table:table-cell>
          <table:table-cell office:value-type="float" office:value="5.84848484848485" calcext:value-type="float">
            <text:p>5.8484848484848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b_57521.ipynb</text:p>
          </table:table-cell>
          <table:table-cell office:value-type="float" office:value="6.41176470588235" calcext:value-type="float">
            <text:p>6.4117647058823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57777.ipynb</text:p>
          </table:table-cell>
          <table:table-cell office:value-type="float" office:value="55.56" calcext:value-type="float">
            <text:p>55.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_57830.ipynb</text:p>
          </table:table-cell>
          <table:table-cell office:value-type="float" office:value="12.0769230769231" calcext:value-type="float">
            <text:p>12.07692307692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58089.ipynb</text:p>
          </table:table-cell>
          <table:table-cell office:value-type="float" office:value="2.63157894736842" calcext:value-type="float">
            <text:p>2.63157894736842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b_58280.ipynb</text:p>
          </table:table-cell>
          <table:table-cell office:value-type="float" office:value="20.2702702702703" calcext:value-type="float">
            <text:p>20.270270270270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b_58379.ipynb</text:p>
          </table:table-cell>
          <table:table-cell office:value-type="float" office:value="2.53333333333333" calcext:value-type="float">
            <text:p>2.53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8445.ipynb</text:p>
          </table:table-cell>
          <table:table-cell office:value-type="float" office:value="16.3846153846154" calcext:value-type="float">
            <text:p>16.384615384615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8663.ipynb</text:p>
          </table:table-cell>
          <table:table-cell office:value-type="float" office:value="20.9333333333333" calcext:value-type="float">
            <text:p>20.9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58789.ipynb</text:p>
          </table:table-cell>
          <table:table-cell office:value-type="float" office:value="9.25" calcext:value-type="float">
            <text:p>9.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59012.ipynb</text:p>
          </table:table-cell>
          <table:table-cell office:value-type="float" office:value="7.70987654320988" calcext:value-type="float">
            <text:p>7.7098765432098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nb_59033.ipynb</text:p>
          </table:table-cell>
          <table:table-cell office:value-type="float" office:value="7.88888888888889" calcext:value-type="float">
            <text:p>7.8888888888888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59058.ipynb</text:p>
          </table:table-cell>
          <table:table-cell office:value-type="float" office:value="2.65853658536585" calcext:value-type="float">
            <text:p>2.6585365853658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b_59242.ipynb</text:p>
          </table:table-cell>
          <table:table-cell office:value-type="float" office:value="3.77142857142857" calcext:value-type="float">
            <text:p>3.7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b_59458.ipynb</text:p>
          </table:table-cell>
          <table:table-cell office:value-type="float" office:value="3.08333333333333" calcext:value-type="float">
            <text:p>3.08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59568.ipynb</text:p>
          </table:table-cell>
          <table:table-cell office:value-type="float" office:value="1.96153846153846" calcext:value-type="float">
            <text:p>1.9615384615384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9571.ipynb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597.ipynb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59702.ipynb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b_5993.ipyn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6005.ipynb</text:p>
          </table:table-cell>
          <table:table-cell office:value-type="float" office:value="2.7037037037037" calcext:value-type="float">
            <text:p>2.7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601148.ipynb</text:p>
          </table:table-cell>
          <table:table-cell office:value-type="float" office:value="19.6666666666667" calcext:value-type="float">
            <text:p>19.666666666666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60187.ipynb</text:p>
          </table:table-cell>
          <table:table-cell office:value-type="float" office:value="12.8571428571429" calcext:value-type="float">
            <text:p>1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02596.ipynb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60409.ipynb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604946.ipynb</text:p>
          </table:table-cell>
          <table:table-cell office:value-type="float" office:value="5.03571428571429" calcext:value-type="float">
            <text:p>5.0357142857142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60944.ipynb</text:p>
          </table:table-cell>
          <table:table-cell office:value-type="float" office:value="4.14285714285714" calcext:value-type="float">
            <text:p>4.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0996.ipynb</text:p>
          </table:table-cell>
          <table:table-cell office:value-type="float" office:value="11.625" calcext:value-type="float">
            <text:p>11.6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10918.ipynb</text:p>
          </table:table-cell>
          <table:table-cell office:value-type="float" office:value="12.875" calcext:value-type="float">
            <text:p>12.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10952.ipynb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1310.ipynb</text:p>
          </table:table-cell>
          <table:table-cell office:value-type="float" office:value="3.45161290322581" calcext:value-type="float">
            <text:p>3.4516129032258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61617.ipynb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b_61663.ipynb</text:p>
          </table:table-cell>
          <table:table-cell office:value-type="float" office:value="5.69230769230769" calcext:value-type="float">
            <text:p>5.692307692307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1904.ipyn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61906.ipynb</text:p>
          </table:table-cell>
          <table:table-cell office:value-type="float" office:value="2.01694915254237" calcext:value-type="float">
            <text:p>2.0169491525423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b_6196.ipynb</text:p>
          </table:table-cell>
          <table:table-cell office:value-type="float" office:value="5.3125" calcext:value-type="float">
            <text:p>5.31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62184.ipynb</text:p>
          </table:table-cell>
          <table:table-cell office:value-type="float" office:value="9.05882352941176" calcext:value-type="float">
            <text:p>9.0588235294117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b_62204.ipynb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62235.ipynb</text:p>
          </table:table-cell>
          <table:table-cell office:value-type="float" office:value="4.39130434782609" calcext:value-type="float">
            <text:p>4.391304347826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62337.ipynb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62575.ipynb</text:p>
          </table:table-cell>
          <table:table-cell office:value-type="float" office:value="11.2142857142857" calcext:value-type="float">
            <text:p>11.214285714285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62652.ipynb</text:p>
          </table:table-cell>
          <table:table-cell office:value-type="float" office:value="2.95238095238095" calcext:value-type="float">
            <text:p>2.9523809523809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2965.ipynb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4125.ipynb</text:p>
          </table:table-cell>
          <table:table-cell office:value-type="float" office:value="5.29310344827586" calcext:value-type="float">
            <text:p>5.2931034482758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b_64359.ipynb</text:p>
          </table:table-cell>
          <table:table-cell office:value-type="float" office:value="12.5714285714286" calcext:value-type="float">
            <text:p>12.571428571428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4774.ipynb</text:p>
          </table:table-cell>
          <table:table-cell office:value-type="float" office:value="18.0769230769231" calcext:value-type="float">
            <text:p>18.07692307692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482.ipynb</text:p>
          </table:table-cell>
          <table:table-cell office:value-type="float" office:value="6.125" calcext:value-type="float">
            <text:p>6.12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5143.ipynb</text:p>
          </table:table-cell>
          <table:table-cell office:value-type="float" office:value="2.55555555555556" calcext:value-type="float">
            <text:p>2.5555555555555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65874.ipynb</text:p>
          </table:table-cell>
          <table:table-cell office:value-type="float" office:value="3.30769230769231" calcext:value-type="float">
            <text:p>3.3076923076923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_65930.ipynb</text:p>
          </table:table-cell>
          <table:table-cell office:value-type="float" office:value="4.23809523809524" calcext:value-type="float">
            <text:p>4.238095238095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6662.ipyn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66900.ipynb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67021.ipynb</text:p>
          </table:table-cell>
          <table:table-cell office:value-type="float" office:value="7.38888888888889" calcext:value-type="float">
            <text:p>7.3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67129.ipynb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7296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67377.ipynb</text:p>
          </table:table-cell>
          <table:table-cell office:value-type="float" office:value="3.42857142857143" calcext:value-type="float">
            <text:p>3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67995.ipynb</text:p>
          </table:table-cell>
          <table:table-cell office:value-type="float" office:value="22.7058823529412" calcext:value-type="float">
            <text:p>22.70588235294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68265.ipynb</text:p>
          </table:table-cell>
          <table:table-cell office:value-type="float" office:value="3.98360655737705" calcext:value-type="float">
            <text:p>3.9836065573770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b_68280.ipynb</text:p>
          </table:table-cell>
          <table:table-cell office:value-type="float" office:value="13.1666666666667" calcext:value-type="float">
            <text:p>13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68303.ipynb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68421.ipynb</text:p>
          </table:table-cell>
          <table:table-cell office:value-type="float" office:value="25.0526315789474" calcext:value-type="float">
            <text:p>25.052631578947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b_68579.ipynb</text:p>
          </table:table-cell>
          <table:table-cell office:value-type="float" office:value="11.2705882352941" calcext:value-type="float">
            <text:p>11.2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b_69006.ipynb</text:p>
          </table:table-cell>
          <table:table-cell office:value-type="float" office:value="11.7" calcext:value-type="float">
            <text:p>11.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9558.ipyn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69654.ipynb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69870.ipynb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69872.ipynb</text:p>
          </table:table-cell>
          <table:table-cell office:value-type="float" office:value="10.1666666666667" calcext:value-type="float">
            <text:p>10.166666666666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0099.ipynb</text:p>
          </table:table-cell>
          <table:table-cell office:value-type="float" office:value="24.2222222222222" calcext:value-type="float">
            <text:p>24.22222222222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70158.ipynb</text:p>
          </table:table-cell>
          <table:table-cell office:value-type="float" office:value="3.45454545454545" calcext:value-type="float">
            <text:p>3.454545454545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0414.ipynb</text:p>
          </table:table-cell>
          <table:table-cell office:value-type="float" office:value="6.28571428571429" calcext:value-type="float">
            <text:p>6.285714285714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051.ipynb</text:p>
          </table:table-cell>
          <table:table-cell office:value-type="float" office:value="9.71428571428571" calcext:value-type="float">
            <text:p>9.714285714285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0700.ipynb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7085.ipynb</text:p>
          </table:table-cell>
          <table:table-cell office:value-type="float" office:value="23.4166666666667" calcext:value-type="float">
            <text:p>23.4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710206.ipynb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7194.ipynb</text:p>
          </table:table-cell>
          <table:table-cell office:value-type="float" office:value="7.125" calcext:value-type="float">
            <text:p>7.1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2204.ipynb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72234.ipynb</text:p>
          </table:table-cell>
          <table:table-cell office:value-type="float" office:value="7.38888888888889" calcext:value-type="float">
            <text:p>7.3888888888888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72324.ipynb</text:p>
          </table:table-cell>
          <table:table-cell office:value-type="float" office:value="29.8571428571429" calcext:value-type="float">
            <text:p>29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2336.ipynb</text:p>
          </table:table-cell>
          <table:table-cell office:value-type="float" office:value="6.90909090909091" calcext:value-type="float">
            <text:p>6.9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2348.ipynb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b_72749.ipynb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2813.ipynb</text:p>
          </table:table-cell>
          <table:table-cell office:value-type="float" office:value="1.5625" calcext:value-type="float">
            <text:p>1.56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2838.ipynb</text:p>
          </table:table-cell>
          <table:table-cell office:value-type="float" office:value="29.8571428571429" calcext:value-type="float">
            <text:p>29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73929.ipynb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73962.ipynb</text:p>
          </table:table-cell>
          <table:table-cell office:value-type="float" office:value="22.3333333333333" calcext:value-type="float">
            <text:p>22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50781.ipynb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754885.ipynb</text:p>
          </table:table-cell>
          <table:table-cell office:value-type="float" office:value="14.1333333333333" calcext:value-type="float">
            <text:p>14.133333333333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b_75735.ipynb</text:p>
          </table:table-cell>
          <table:table-cell office:value-type="float" office:value="6.5625" calcext:value-type="float">
            <text:p>6.56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5866.ipynb</text:p>
          </table:table-cell>
          <table:table-cell office:value-type="float" office:value="5.90909090909091" calcext:value-type="float">
            <text:p>5.9090909090909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6075.ipynb</text:p>
          </table:table-cell>
          <table:table-cell office:value-type="float" office:value="4.63636363636364" calcext:value-type="float">
            <text:p>4.6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6168.ipynb</text:p>
          </table:table-cell>
          <table:table-cell office:value-type="float" office:value="10.875" calcext:value-type="float">
            <text:p>10.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6221.ipynb</text:p>
          </table:table-cell>
          <table:table-cell office:value-type="float" office:value="7.875" calcext:value-type="float">
            <text:p>7.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6419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76696.ipynb</text:p>
          </table:table-cell>
          <table:table-cell office:value-type="float" office:value="6.44444444444444" calcext:value-type="float">
            <text:p>6.444444444444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7684.ipynb</text:p>
          </table:table-cell>
          <table:table-cell office:value-type="float" office:value="5.95" calcext:value-type="float">
            <text:p>5.9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b_77203.ipynb</text:p>
          </table:table-cell>
          <table:table-cell office:value-type="float" office:value="23.2857142857143" calcext:value-type="float">
            <text:p>23.285714285714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77220.ipynb</text:p>
          </table:table-cell>
          <table:table-cell office:value-type="float" office:value="23.1666666666667" calcext:value-type="float">
            <text:p>23.1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77228.ipynb</text:p>
          </table:table-cell>
          <table:table-cell office:value-type="float" office:value="3.36363636363636" calcext:value-type="float">
            <text:p>3.3636363636363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7356.ipynb</text:p>
          </table:table-cell>
          <table:table-cell office:value-type="float" office:value="20.8095238095238" calcext:value-type="float">
            <text:p>20.809523809523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77640.ipynb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b_78041.ipynb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78214.ipynb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78611.ipynb</text:p>
          </table:table-cell>
          <table:table-cell office:value-type="float" office:value="3.3" calcext:value-type="float">
            <text:p>3.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78623.ipynb</text:p>
          </table:table-cell>
          <table:table-cell office:value-type="float" office:value="9.25" calcext:value-type="float">
            <text:p>9.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79218.ipynb</text:p>
          </table:table-cell>
          <table:table-cell office:value-type="float" office:value="36.5238095238095" calcext:value-type="float">
            <text:p>36.523809523809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79289.ipynb</text:p>
          </table:table-cell>
          <table:table-cell office:value-type="float" office:value="5.63636363636364" calcext:value-type="float">
            <text:p>5.636363636363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b_79900.ipynb</text:p>
          </table:table-cell>
          <table:table-cell office:value-type="float" office:value="3.21739130434783" calcext:value-type="float">
            <text:p>3.2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b_80613.ipynb</text:p>
          </table:table-cell>
          <table:table-cell office:value-type="float" office:value="9.05555555555556" calcext:value-type="float">
            <text:p>9.0555555555555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81097.ipynb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81153.ipynb</text:p>
          </table:table-cell>
          <table:table-cell office:value-type="float" office:value="13.5294117647059" calcext:value-type="float">
            <text:p>13.529411764705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81921.ipynb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83111.ipynb</text:p>
          </table:table-cell>
          <table:table-cell office:value-type="float" office:value="8.83333333333333" calcext:value-type="float">
            <text:p>8.8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84457.ipynb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4862.ipynb</text:p>
          </table:table-cell>
          <table:table-cell office:value-type="float" office:value="64.6666666666667" calcext:value-type="float">
            <text:p>64.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_85046.ipynb</text:p>
          </table:table-cell>
          <table:table-cell office:value-type="float" office:value="2.29032258064516" calcext:value-type="float">
            <text:p>2.290322580645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b_85093.ipynb</text:p>
          </table:table-cell>
          <table:table-cell office:value-type="float" office:value="1.58333333333333" calcext:value-type="float">
            <text:p>1.58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85201.ipynb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b_85358.ipynb</text:p>
          </table:table-cell>
          <table:table-cell office:value-type="float" office:value="4.71428571428571" calcext:value-type="float">
            <text:p>4.7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b_85471.ipynb</text:p>
          </table:table-cell>
          <table:table-cell office:value-type="float" office:value="9.08333333333333" calcext:value-type="float">
            <text:p>9.0833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56.ipynb</text:p>
          </table:table-cell>
          <table:table-cell office:value-type="float" office:value="21.8333333333333" calcext:value-type="float">
            <text:p>21.833333333333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85911.ipynb</text:p>
          </table:table-cell>
          <table:table-cell office:value-type="float" office:value="24.1428571428571" calcext:value-type="float">
            <text:p>24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85950.ipynb</text:p>
          </table:table-cell>
          <table:table-cell office:value-type="float" office:value="8.25" calcext:value-type="float">
            <text:p>8.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_85957.ipynb</text:p>
          </table:table-cell>
          <table:table-cell office:value-type="float" office:value="12.1" calcext:value-type="float">
            <text:p>12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b_86073.ipynb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86392.ipynb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7231.ipynb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b_87269.ipynb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7303.ipynb</text:p>
          </table:table-cell>
          <table:table-cell office:value-type="float" office:value="30.125" calcext:value-type="float">
            <text:p>30.1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7495.ipynb</text:p>
          </table:table-cell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b_87499.ipynb</text:p>
          </table:table-cell>
          <table:table-cell office:value-type="float" office:value="17.75" calcext:value-type="float">
            <text:p>17.7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88066.ipynb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8557.ipynb</text:p>
          </table:table-cell>
          <table:table-cell office:value-type="float" office:value="4.07142857142857" calcext:value-type="float">
            <text:p>4.0714285714285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b_88675.ipynb</text:p>
          </table:table-cell>
          <table:table-cell office:value-type="float" office:value="9.81632653061224" calcext:value-type="float">
            <text:p>9.8163265306122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b_89090.ipynb</text:p>
          </table:table-cell>
          <table:table-cell office:value-type="float" office:value="3.45833333333333" calcext:value-type="float">
            <text:p>3.458333333333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89173.ipynb</text:p>
          </table:table-cell>
          <table:table-cell office:value-type="float" office:value="2.625" calcext:value-type="float">
            <text:p>2.6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b_89477.ipynb</text:p>
          </table:table-cell>
          <table:table-cell office:value-type="float" office:value="9.66666666666667" calcext:value-type="float">
            <text:p>9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_89494.ipynb</text:p>
          </table:table-cell>
          <table:table-cell office:value-type="float" office:value="10.7307692307692" calcext:value-type="float">
            <text:p>10.730769230769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91069.ipynb</text:p>
          </table:table-cell>
          <table:table-cell office:value-type="float" office:value="10.1428571428571" calcext:value-type="float">
            <text:p>10.14285714285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b_91724.ipynb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92101.ipynb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b_92107.ipynb</text:p>
          </table:table-cell>
          <table:table-cell office:value-type="float" office:value="26.3333333333333" calcext:value-type="float">
            <text:p>26.333333333333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92404.ipynb</text:p>
          </table:table-cell>
          <table:table-cell office:value-type="float" office:value="5.41176470588235" calcext:value-type="float">
            <text:p>5.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92537.ipynb</text:p>
          </table:table-cell>
          <table:table-cell office:value-type="float" office:value="3.35294117647059" calcext:value-type="float">
            <text:p>3.3529411764705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b_93582.ipynb</text:p>
          </table:table-cell>
          <table:table-cell office:value-type="float" office:value="2.41666666666667" calcext:value-type="float">
            <text:p>2.41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_93628.ipynb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b_95354.ipynb</text:p>
          </table:table-cell>
          <table:table-cell office:value-type="float" office:value="25.25" calcext:value-type="float">
            <text:p>25.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b_95821.ipynb</text:p>
          </table:table-cell>
          <table:table-cell office:value-type="float" office:value="6.55555555555556" calcext:value-type="float">
            <text:p>6.5555555555555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96079.ipynb</text:p>
          </table:table-cell>
          <table:table-cell office:value-type="float" office:value="5.80769230769231" calcext:value-type="float">
            <text:p>5.8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b_967.ipynb</text:p>
          </table:table-cell>
          <table:table-cell office:value-type="float" office:value="7.16666666666667" calcext:value-type="float">
            <text:p>7.1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b_96779.ipynb</text:p>
          </table:table-cell>
          <table:table-cell office:value-type="float" office:value="1.7" calcext:value-type="float">
            <text:p>1.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ode_cell_avg</text:p>
          </table:table-cell>
          <table:table-cell office:value-type="string" calcext:value-type="string">
            <text:p>md_count</text:p>
          </table:table-cell>
          <table:table-cell office:value-type="string" calcext:value-type="string">
            <text:p>code_cell_count</text:p>
          </table:table-cell>
          <table:table-cell table:style-name="ce4" office:value-type="string" calcext:value-type="string">
            <text:p>Headers</text:p>
          </table:table-cell>
          <table:table-cell office:value-type="string" calcext:value-type="string">
            <text:p>Callsites</text:p>
          </table:table-cell>
        </table:table-row>
        <table:table-row table:style-name="ro1">
          <table:table-cell office:value-type="string" calcext:value-type="string">
            <text:p>nb_50450.ipynb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27915.ipynb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87231.ipynb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12952.ipynb</text:p>
          </table:table-cell>
          <table:table-cell office:value-type="float" office:value="9.5625" calcext:value-type="float">
            <text:p>9.56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62337.ipynb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111547.ipynb</text:p>
          </table:table-cell>
          <table:table-cell office:value-type="float" office:value="4.48387096774194" calcext:value-type="float">
            <text:p>4.4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61310.ipynb</text:p>
          </table:table-cell>
          <table:table-cell office:value-type="float" office:value="3.45161290322581" calcext:value-type="float">
            <text:p>3.4516129032258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13973.ipynb</text:p>
          </table:table-cell>
          <table:table-cell office:value-type="float" office:value="1.41935483870968" calcext:value-type="float">
            <text:p>1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20187.ipyn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24325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44070.ipynb</text:p>
          </table:table-cell>
          <table:table-cell office:value-type="float" office:value="2.60714285714286" calcext:value-type="float">
            <text:p>2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62204.ipynb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6005.ipynb</text:p>
          </table:table-cell>
          <table:table-cell office:value-type="float" office:value="2.7037037037037" calcext:value-type="float">
            <text:p>2.7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96079.ipynb</text:p>
          </table:table-cell>
          <table:table-cell office:value-type="float" office:value="5.80769230769231" calcext:value-type="float">
            <text:p>5.8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2004.ipyn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nb_5274.ipynb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5433.ipynb</text:p>
          </table:table-cell>
          <table:table-cell office:value-type="float" office:value="11.1666666666667" calcext:value-type="float">
            <text:p>11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26172.ipynb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62235.ipynb</text:p>
          </table:table-cell>
          <table:table-cell office:value-type="float" office:value="4.39130434782609" calcext:value-type="float">
            <text:p>4.391304347826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57109.ipynb</text:p>
          </table:table-cell>
          <table:table-cell office:value-type="float" office:value="3.60869565217391" calcext:value-type="float">
            <text:p>3.6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79900.ipynb</text:p>
          </table:table-cell>
          <table:table-cell office:value-type="float" office:value="3.21739130434783" calcext:value-type="float">
            <text:p>3.2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E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5T15:06:03.845061291</dc:date>
    <meta:editing-duration>PT5H4M37S</meta:editing-duration>
    <meta:editing-cycles>9</meta:editing-cycles>
    <meta:generator>LibreOffice/7.3.7.2$Linux_X86_64 LibreOffice_project/30$Build-2</meta:generator>
    <meta:document-statistic meta:table-count="2" meta:cell-count="1629" meta:object-count="0"/>
  </office:meta>
</office:document-meta>
</file>